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6d36" officeooo:paragraph-rsid="00076d36"/>
    </style:style>
    <style:style style:name="P2" style:family="paragraph" style:parent-style-name="Standard">
      <style:paragraph-properties fo:text-align="start" style:justify-single-word="false"/>
      <style:text-properties officeooo:rsid="00076d36" officeooo:paragraph-rsid="00076d36"/>
    </style:style>
    <style:style style:name="P3" style:family="paragraph" style:parent-style-name="Standard">
      <style:paragraph-properties fo:text-align="start" style:justify-single-word="false"/>
      <style:text-properties officeooo:rsid="00076d36" officeooo:paragraph-rsid="00220ee9"/>
    </style:style>
    <style:style style:name="P4" style:family="paragraph" style:parent-style-name="Standard">
      <style:text-properties officeooo:rsid="00076d36" officeooo:paragraph-rsid="00098750"/>
    </style:style>
    <style:style style:name="P5" style:family="paragraph" style:parent-style-name="Standard">
      <style:text-properties officeooo:rsid="00076d36" officeooo:paragraph-rsid="0022b418"/>
    </style:style>
    <style:style style:name="P6" style:family="paragraph" style:parent-style-name="Standard">
      <style:text-properties officeooo:rsid="00076d36" officeooo:paragraph-rsid="002d65ab"/>
    </style:style>
    <style:style style:name="P7" style:family="paragraph" style:parent-style-name="Standard">
      <style:text-properties officeooo:rsid="00076d36" officeooo:paragraph-rsid="0030c511"/>
    </style:style>
    <style:style style:name="P8" style:family="paragraph" style:parent-style-name="Standard">
      <style:text-properties officeooo:rsid="00076d36" officeooo:paragraph-rsid="0048f4bd"/>
    </style:style>
    <style:style style:name="P9" style:family="paragraph" style:parent-style-name="Standard">
      <style:text-properties officeooo:rsid="00076d36" officeooo:paragraph-rsid="004d2a2a"/>
    </style:style>
    <style:style style:name="P10" style:family="paragraph" style:parent-style-name="Standard">
      <style:text-properties officeooo:rsid="00076d36" officeooo:paragraph-rsid="00869667"/>
    </style:style>
    <style:style style:name="P11" style:family="paragraph" style:parent-style-name="Standard">
      <style:text-properties officeooo:rsid="00076d36" officeooo:paragraph-rsid="008846be"/>
    </style:style>
    <style:style style:name="P12" style:family="paragraph" style:parent-style-name="Standard">
      <style:text-properties officeooo:rsid="00076d36" officeooo:paragraph-rsid="008fc144"/>
    </style:style>
    <style:style style:name="P13" style:family="paragraph" style:parent-style-name="Standard">
      <style:text-properties officeooo:rsid="00076d36" officeooo:paragraph-rsid="00944a8c"/>
    </style:style>
    <style:style style:name="P14" style:family="paragraph" style:parent-style-name="Standard">
      <style:text-properties officeooo:rsid="00076d36" officeooo:paragraph-rsid="009850ff"/>
    </style:style>
    <style:style style:name="P15" style:family="paragraph" style:parent-style-name="Standard">
      <style:text-properties style:text-underline-style="solid" style:text-underline-width="auto" style:text-underline-color="font-color" officeooo:rsid="00076d36" officeooo:paragraph-rsid="00076d36"/>
    </style:style>
    <style:style style:name="P16" style:family="paragraph" style:parent-style-name="Standard">
      <style:text-properties style:text-underline-style="solid" style:text-underline-width="auto" style:text-underline-color="font-color" officeooo:rsid="00076d36" officeooo:paragraph-rsid="00098750"/>
    </style:style>
    <style:style style:name="P17" style:family="paragraph" style:parent-style-name="Standard">
      <style:text-properties style:text-underline-style="solid" style:text-underline-width="auto" style:text-underline-color="font-color" officeooo:rsid="00076d36" officeooo:paragraph-rsid="0022b418"/>
    </style:style>
    <style:style style:name="P18" style:family="paragraph" style:parent-style-name="Standard">
      <style:text-properties style:text-underline-style="solid" style:text-underline-width="auto" style:text-underline-color="font-color" officeooo:rsid="00076d36" officeooo:paragraph-rsid="002d65ab"/>
    </style:style>
    <style:style style:name="P19" style:family="paragraph" style:parent-style-name="Standard">
      <style:text-properties style:text-underline-style="solid" style:text-underline-width="auto" style:text-underline-color="font-color" officeooo:rsid="00076d36" officeooo:paragraph-rsid="0030c511"/>
    </style:style>
    <style:style style:name="P20" style:family="paragraph" style:parent-style-name="Standard">
      <style:text-properties style:text-underline-style="solid" style:text-underline-width="auto" style:text-underline-color="font-color" officeooo:rsid="00076d36" officeooo:paragraph-rsid="008fc144"/>
    </style:style>
    <style:style style:name="P21" style:family="paragraph" style:parent-style-name="Standard">
      <style:text-properties style:text-underline-style="solid" style:text-underline-width="auto" style:text-underline-color="font-color" officeooo:rsid="00076d36" officeooo:paragraph-rsid="009850ff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76d36" officeooo:paragraph-rsid="00076d36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076d36" officeooo:paragraph-rsid="0022b418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076d36" officeooo:paragraph-rsid="0030c511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22b418" officeooo:paragraph-rsid="0022b418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officeooo:rsid="0014b151" officeooo:paragraph-rsid="0022b418"/>
    </style:style>
    <style:style style:name="P27" style:family="paragraph" style:parent-style-name="Standard">
      <style:text-properties fo:font-weight="bold" officeooo:rsid="00076d36" officeooo:paragraph-rsid="00076d36" style:font-weight-asian="bold" style:font-weight-complex="bold"/>
    </style:style>
    <style:style style:name="P28" style:family="paragraph" style:parent-style-name="Standard">
      <style:text-properties fo:font-weight="bold" officeooo:rsid="00076d36" officeooo:paragraph-rsid="002d65ab" style:font-weight-asian="bold" style:font-weight-complex="bold"/>
    </style:style>
    <style:style style:name="P29" style:family="paragraph" style:parent-style-name="Standard">
      <style:text-properties fo:font-weight="bold" officeooo:rsid="00076d36" officeooo:paragraph-rsid="0030c511" style:font-weight-asian="bold" style:font-weight-complex="bold"/>
    </style:style>
    <style:style style:name="P30" style:family="paragraph" style:parent-style-name="Standard">
      <style:text-properties fo:font-weight="bold" officeooo:rsid="00076d36" officeooo:paragraph-rsid="008fc144" style:font-weight-asian="bold" style:font-weight-complex="bold"/>
    </style:style>
    <style:style style:name="P31" style:family="paragraph" style:parent-style-name="Standard">
      <style:text-properties fo:font-weight="bold" officeooo:rsid="00076d36" officeooo:paragraph-rsid="009850ff" style:font-weight-asian="bold" style:font-weight-complex="bold"/>
    </style:style>
    <style:style style:name="P32" style:family="paragraph" style:parent-style-name="Standard">
      <style:text-properties fo:font-weight="bold" officeooo:rsid="006e26cb" officeooo:paragraph-rsid="008fc144" style:font-weight-asian="bold" style:font-weight-complex="bold"/>
    </style:style>
    <style:style style:name="P33" style:family="paragraph" style:parent-style-name="Standard">
      <style:text-properties fo:font-weight="bold" officeooo:rsid="008fc144" officeooo:paragraph-rsid="008fc144" style:font-weight-asian="bold" style:font-weight-complex="bold"/>
    </style:style>
    <style:style style:name="P34" style:family="paragraph" style:parent-style-name="Standard">
      <style:text-properties fo:font-weight="bold" officeooo:rsid="008fc144" officeooo:paragraph-rsid="009850ff" style:font-weight-asian="bold" style:font-weight-complex="bold"/>
    </style:style>
    <style:style style:name="P35" style:family="paragraph" style:parent-style-name="Standard">
      <style:text-properties fo:font-style="italic" fo:font-weight="bold" officeooo:rsid="00076d36" officeooo:paragraph-rsid="00076d36" style:font-style-asian="italic" style:font-weight-asian="bold" style:font-style-complex="italic" style:font-weight-complex="bold"/>
    </style:style>
    <style:style style:name="P36" style:family="paragraph" style:parent-style-name="Standard">
      <style:text-properties fo:font-style="italic" fo:font-weight="bold" officeooo:rsid="001206d0" officeooo:paragraph-rsid="002d65ab" style:font-style-asian="italic" style:font-weight-asian="bold" style:font-style-complex="italic" style:font-weight-complex="bold"/>
    </style:style>
    <style:style style:name="P37" style:family="paragraph" style:parent-style-name="Standard">
      <style:text-properties fo:font-style="italic" fo:font-weight="bold" officeooo:rsid="002d65ab" officeooo:paragraph-rsid="008fc144" style:font-style-asian="italic" style:font-weight-asian="bold" style:font-style-complex="italic" style:font-weight-complex="bold"/>
    </style:style>
    <style:style style:name="P38" style:family="paragraph" style:parent-style-name="Standard">
      <style:text-properties fo:font-style="italic" fo:font-weight="bold" officeooo:rsid="008fc144" officeooo:paragraph-rsid="008fc144" style:font-style-asian="italic" style:font-weight-asian="bold" style:font-style-complex="italic" style:font-weight-complex="bold"/>
    </style:style>
    <style:style style:name="P39" style:family="paragraph" style:parent-style-name="Standard">
      <style:text-properties fo:font-style="italic" fo:font-weight="bold" officeooo:rsid="009850ff" officeooo:paragraph-rsid="009850ff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6pt" fo:font-weight="bold" officeooo:rsid="00076d36" officeooo:paragraph-rsid="00076d36" style:font-size-asian="16pt" style:font-weight-asian="bold" style:font-size-complex="16pt" style:font-weight-complex="bold"/>
    </style:style>
    <style:style style:name="P41" style:family="paragraph" style:parent-style-name="Standard">
      <style:text-properties officeooo:rsid="0014b151" officeooo:paragraph-rsid="0022b418"/>
    </style:style>
    <style:style style:name="P42" style:family="paragraph" style:parent-style-name="Standard">
      <style:text-properties officeooo:rsid="0014b151" officeooo:paragraph-rsid="002d65ab"/>
    </style:style>
    <style:style style:name="P43" style:family="paragraph" style:parent-style-name="Standard">
      <style:text-properties officeooo:rsid="0014b151" officeooo:paragraph-rsid="0085cdd0"/>
    </style:style>
    <style:style style:name="P44" style:family="paragraph" style:parent-style-name="Standard">
      <style:text-properties officeooo:rsid="0014b151" officeooo:paragraph-rsid="008fc144"/>
    </style:style>
    <style:style style:name="P45" style:family="paragraph" style:parent-style-name="Standard">
      <style:text-properties officeooo:rsid="0014b151" officeooo:paragraph-rsid="009850ff"/>
    </style:style>
    <style:style style:name="P46" style:family="paragraph" style:parent-style-name="Standard">
      <style:text-properties officeooo:paragraph-rsid="00076d36"/>
    </style:style>
    <style:style style:name="P47" style:family="paragraph" style:parent-style-name="Standard">
      <style:paragraph-properties fo:text-align="start" style:justify-single-word="false"/>
      <style:text-properties officeooo:paragraph-rsid="00220ee9"/>
    </style:style>
    <style:style style:name="P48" style:family="paragraph" style:parent-style-name="Standard">
      <style:text-properties officeooo:rsid="0025dbbe" officeooo:paragraph-rsid="002d65ab"/>
    </style:style>
    <style:style style:name="P49" style:family="paragraph" style:parent-style-name="Standard">
      <style:text-properties officeooo:rsid="004d2a2a" officeooo:paragraph-rsid="004d2a2a"/>
    </style:style>
    <style:style style:name="P50" style:family="paragraph" style:parent-style-name="Standard">
      <style:text-properties officeooo:rsid="004d2a2a" officeooo:paragraph-rsid="00780742"/>
    </style:style>
    <style:style style:name="P51" style:family="paragraph" style:parent-style-name="Standard">
      <style:text-properties officeooo:rsid="00565bd8" officeooo:paragraph-rsid="00565bd8"/>
    </style:style>
    <style:style style:name="P52" style:family="paragraph" style:parent-style-name="Standard">
      <style:text-properties officeooo:rsid="00565bd8" officeooo:paragraph-rsid="005787f6"/>
    </style:style>
    <style:style style:name="P53" style:family="paragraph" style:parent-style-name="Standard">
      <style:text-properties officeooo:rsid="00565bd8" officeooo:paragraph-rsid="0058c8b1"/>
    </style:style>
    <style:style style:name="P54" style:family="paragraph" style:parent-style-name="Standard">
      <style:text-properties officeooo:rsid="0070f35e" officeooo:paragraph-rsid="008fc144"/>
    </style:style>
    <style:style style:name="P55" style:family="paragraph" style:parent-style-name="Standard">
      <style:text-properties officeooo:rsid="0070f35e" officeooo:paragraph-rsid="00919bef"/>
    </style:style>
    <style:style style:name="P56" style:family="paragraph" style:parent-style-name="Standard">
      <style:text-properties officeooo:rsid="0070f35e" officeooo:paragraph-rsid="009850ff"/>
    </style:style>
    <style:style style:name="P57" style:family="paragraph" style:parent-style-name="Standard">
      <style:text-properties officeooo:rsid="0070f35e" officeooo:paragraph-rsid="009f43aa"/>
    </style:style>
    <style:style style:name="P58" style:family="paragraph" style:parent-style-name="Standard" style:list-style-name="L1">
      <style:text-properties officeooo:rsid="00919bef" officeooo:paragraph-rsid="009850ff"/>
    </style:style>
    <style:style style:name="P59" style:family="paragraph" style:parent-style-name="Standard" style:list-style-name="L1">
      <style:text-properties officeooo:rsid="00919bef" officeooo:paragraph-rsid="00919bef"/>
    </style:style>
    <style:style style:name="P60" style:family="paragraph" style:parent-style-name="Standard" style:list-style-name="L1">
      <style:text-properties officeooo:rsid="009b088b" officeooo:paragraph-rsid="009b088b"/>
    </style:style>
    <style:style style:name="P61" style:family="paragraph" style:parent-style-name="Standard" style:list-style-name="L1">
      <style:text-properties officeooo:rsid="009f43aa" officeooo:paragraph-rsid="009f43aa"/>
    </style:style>
    <style:style style:name="P62" style:family="paragraph" style:parent-style-name="Standard" style:list-style-name="L1">
      <style:text-properties officeooo:rsid="003b1854" officeooo:paragraph-rsid="008fc144"/>
    </style:style>
    <style:style style:name="P63" style:family="paragraph" style:parent-style-name="Standard" style:list-style-name="L1">
      <style:text-properties officeooo:rsid="00703dae" officeooo:paragraph-rsid="008fc144"/>
    </style:style>
    <style:style style:name="P64" style:family="paragraph" style:parent-style-name="Standard" style:list-style-name="L1">
      <style:text-properties officeooo:rsid="00120d58" officeooo:paragraph-rsid="002d65ab"/>
    </style:style>
    <style:style style:name="P65" style:family="paragraph" style:parent-style-name="Standard" style:list-style-name="L1">
      <style:text-properties officeooo:rsid="00076d36" officeooo:paragraph-rsid="002d65ab"/>
    </style:style>
    <style:style style:name="P66" style:family="paragraph" style:parent-style-name="Standard" style:list-style-name="L1">
      <style:text-properties officeooo:rsid="00076d36" officeooo:paragraph-rsid="00098750"/>
    </style:style>
    <style:style style:name="P67" style:family="paragraph" style:parent-style-name="Standard" style:list-style-name="L1">
      <style:text-properties officeooo:rsid="00076d36" officeooo:paragraph-rsid="00076d36"/>
    </style:style>
    <style:style style:name="P68" style:family="paragraph" style:parent-style-name="Standard" style:list-style-name="L2">
      <style:text-properties officeooo:rsid="00076d36" officeooo:paragraph-rsid="00076d36"/>
    </style:style>
    <style:style style:name="P69" style:family="paragraph" style:parent-style-name="Standard" style:list-style-name="L3">
      <style:text-properties officeooo:rsid="00076d36" officeooo:paragraph-rsid="00076d36"/>
    </style:style>
    <style:style style:name="P70" style:family="paragraph" style:parent-style-name="Standard" style:list-style-name="L1">
      <style:text-properties officeooo:rsid="0012ffe5" officeooo:paragraph-rsid="002d65ab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d65ab"/>
    </style:style>
    <style:style style:name="T3" style:family="text">
      <style:text-properties style:text-position="super 58%" officeooo:rsid="008fc144"/>
    </style:style>
    <style:style style:name="T4" style:family="text">
      <style:text-properties style:text-position="super 58%" officeooo:rsid="009556c1"/>
    </style:style>
    <style:style style:name="T5" style:family="text">
      <style:text-properties style:text-position="super 58%" officeooo:rsid="009850ff"/>
    </style:style>
    <style:style style:name="T6" style:family="text">
      <style:text-properties officeooo:rsid="00098750"/>
    </style:style>
    <style:style style:name="T7" style:family="text">
      <style:text-properties officeooo:rsid="000bc5a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108af7"/>
    </style:style>
    <style:style style:name="T11" style:family="text">
      <style:text-properties officeooo:rsid="00120d58"/>
    </style:style>
    <style:style style:name="T12" style:family="text">
      <style:text-properties officeooo:rsid="0012ffe5"/>
    </style:style>
    <style:style style:name="T13" style:family="text">
      <style:text-properties officeooo:rsid="0014b151"/>
    </style:style>
    <style:style style:name="T14" style:family="text">
      <style:text-properties officeooo:rsid="001860a9"/>
    </style:style>
    <style:style style:name="T15" style:family="text">
      <style:text-properties officeooo:rsid="00195afd"/>
    </style:style>
    <style:style style:name="T16" style:family="text">
      <style:text-properties officeooo:rsid="001bb99b"/>
    </style:style>
    <style:style style:name="T17" style:family="text">
      <style:text-properties officeooo:rsid="001d6f45"/>
    </style:style>
    <style:style style:name="T18" style:family="text">
      <style:text-properties officeooo:rsid="001ed408"/>
    </style:style>
    <style:style style:name="T19" style:family="text">
      <style:text-properties officeooo:rsid="00076d36"/>
    </style:style>
    <style:style style:name="T20" style:family="text">
      <style:text-properties fo:font-variant="normal" fo:text-transform="none" fo:color="#000000" style:font-name="Arial1" fo:font-size="9.75pt" fo:letter-spacing="normal" fo:font-style="normal" fo:font-weight="normal"/>
    </style:style>
    <style:style style:name="T21" style:family="text">
      <style:text-properties fo:font-variant="normal" fo:text-transform="none" style:font-name="Arial1" fo:font-size="9.75pt" fo:letter-spacing="normal" fo:font-style="normal" fo:font-weight="normal"/>
    </style:style>
    <style:style style:name="T22" style:family="text">
      <style:text-properties officeooo:rsid="0022b418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22b418"/>
    </style:style>
    <style:style style:name="T25" style:family="text">
      <style:text-properties officeooo:rsid="0025ca6e"/>
    </style:style>
    <style:style style:name="T26" style:family="text">
      <style:text-properties officeooo:rsid="002ab975"/>
    </style:style>
    <style:style style:name="T27" style:family="text">
      <style:text-properties officeooo:rsid="002d65ab"/>
    </style:style>
    <style:style style:name="T28" style:family="text">
      <style:text-properties officeooo:rsid="00396fce"/>
    </style:style>
    <style:style style:name="T29" style:family="text">
      <style:text-properties officeooo:rsid="003ebf55"/>
    </style:style>
    <style:style style:name="T30" style:family="text">
      <style:text-properties officeooo:rsid="004ae3d7"/>
    </style:style>
    <style:style style:name="T31" style:family="text">
      <style:text-properties officeooo:rsid="004d69ff"/>
    </style:style>
    <style:style style:name="T32" style:family="text">
      <style:text-properties officeooo:rsid="005012cd"/>
    </style:style>
    <style:style style:name="T33" style:family="text">
      <style:text-properties officeooo:rsid="0053312f"/>
    </style:style>
    <style:style style:name="T34" style:family="text">
      <style:text-properties officeooo:rsid="005a6839"/>
    </style:style>
    <style:style style:name="T35" style:family="text">
      <style:text-properties officeooo:rsid="005bbf96"/>
    </style:style>
    <style:style style:name="T36" style:family="text">
      <style:text-properties officeooo:rsid="005e22f4"/>
    </style:style>
    <style:style style:name="T37" style:family="text">
      <style:text-properties officeooo:rsid="005f279f"/>
    </style:style>
    <style:style style:name="T38" style:family="text">
      <style:text-properties officeooo:rsid="00642e0b"/>
    </style:style>
    <style:style style:name="T39" style:family="text">
      <style:text-properties officeooo:rsid="006760cf"/>
    </style:style>
    <style:style style:name="T40" style:family="text">
      <style:text-properties officeooo:rsid="0067a032"/>
    </style:style>
    <style:style style:name="T41" style:family="text">
      <style:text-properties officeooo:rsid="00698072"/>
    </style:style>
    <style:style style:name="T42" style:family="text">
      <style:text-properties officeooo:rsid="0069cc67"/>
    </style:style>
    <style:style style:name="T43" style:family="text">
      <style:text-properties officeooo:rsid="006b7e3e"/>
    </style:style>
    <style:style style:name="T44" style:family="text">
      <style:text-properties officeooo:rsid="006e049b"/>
    </style:style>
    <style:style style:name="T45" style:family="text">
      <style:text-properties officeooo:rsid="00703dae"/>
    </style:style>
    <style:style style:name="T46" style:family="text">
      <style:text-properties officeooo:rsid="00722e6f"/>
    </style:style>
    <style:style style:name="T47" style:family="text">
      <style:text-properties officeooo:rsid="00736a4e"/>
    </style:style>
    <style:style style:name="T48" style:family="text">
      <style:text-properties officeooo:rsid="0075cc7a"/>
    </style:style>
    <style:style style:name="T49" style:family="text">
      <style:text-properties officeooo:rsid="00760868"/>
    </style:style>
    <style:style style:name="T50" style:family="text">
      <style:text-properties officeooo:rsid="00780742"/>
    </style:style>
    <style:style style:name="T51" style:family="text">
      <style:text-properties officeooo:rsid="007edd44"/>
    </style:style>
    <style:style style:name="T52" style:family="text">
      <style:text-properties officeooo:rsid="0080b928"/>
    </style:style>
    <style:style style:name="T53" style:family="text">
      <style:text-properties officeooo:rsid="008e38c3"/>
    </style:style>
    <style:style style:name="T54" style:family="text">
      <style:text-properties officeooo:rsid="008fc144"/>
    </style:style>
    <style:style style:name="T55" style:family="text">
      <style:text-properties officeooo:rsid="00919bef"/>
    </style:style>
    <style:style style:name="T56" style:family="text">
      <style:text-properties officeooo:rsid="0092da82"/>
    </style:style>
    <style:style style:name="T57" style:family="text">
      <style:text-properties officeooo:rsid="009556c1"/>
    </style:style>
    <style:style style:name="T58" style:family="text">
      <style:text-properties officeooo:rsid="0095c313"/>
    </style:style>
    <style:style style:name="T59" style:family="text">
      <style:text-properties officeooo:rsid="00980278"/>
    </style:style>
    <style:style style:name="T60" style:family="text">
      <style:text-properties officeooo:rsid="009850ff"/>
    </style:style>
    <style:style style:name="T61" style:family="text">
      <style:text-properties officeooo:rsid="009cf50b"/>
    </style:style>
    <style:style style:name="T62" style:family="text">
      <style:text-properties officeooo:rsid="009d0207"/>
    </style:style>
    <style:style style:name="T63" style:family="text">
      <style:text-properties officeooo:rsid="009f43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John Ryan Bard</text:p>
      <text:p text:style-name="P2"/>
      <text:p text:style-name="P3">2306 Robin Lane<text:tab/><text:tab/><text:tab/><text:tab/><text:span text:style-name="T6">Email: </text:span><text:a xlink:type="simple" xlink:href="mailto:john.ryan.bard@gmail.com" text:style-name="Internet_20_link" text:visited-style-name="Visited_20_Internet_20_Link">john.ryan.bard@gmail.com</text:a></text:p>
      <text:p text:style-name="P46"><text:span text:style-name="T19">Smyrna, GA 30080<text:tab/><text:tab/><text:tab/><text:tab/></text:span><text:span text:style-name="T20">LinkedIn: </text:span><text:a xlink:type="simple" xlink:href="http://www.linkedin.com/pub/john-bard/12/b5a/551" text:style-name="Internet_20_link" text:visited-style-name="Visited_20_Internet_20_Link"><text:span text:style-name="T21">http://www.linkedin.com/pub/john-bard/12/b5a/551</text:span></text:a></text:p>
      <text:p text:style-name="P47"><text:span text:style-name="T19">Cell: (678) 438-9941<text:tab/><text:tab/><text:tab/><text:tab/></text:span><text:span text:style-name="T20">GitHub: </text:span><text:a xlink:type="simple" xlink:href="https://github.com/RyanBard" text:style-name="Internet_20_link" text:visited-style-name="Visited_20_Internet_20_Link"><text:span text:style-name="T21">https://github.com/RyanBard</text:span></text:a></text:p>
      <text:p text:style-name="P1"/>
      <text:p text:style-name="P1"/>
      <text:p text:style-name="P25">PURPOSE</text:p>
      <text:p text:style-name="P5"/>
      <text:p text:style-name="P5"><text:tab/><text:span text:style-name="T22">To obtain a software developer position and grow in an interesting language or domain</text:span>.</text:p>
      <text:p text:style-name="P5"/>
      <text:p text:style-name="P5"><text:span text:style-name="T24">Interests</text:span><text:span text:style-name="T23">:</text:span></text:p>
      <text:p text:style-name="P17"/>
      <text:p text:style-name="P41">- <text:span text:style-name="T22">C<text:tab/><text:tab/><text:tab/><text:tab/><text:tab/>- Go<text:tab/><text:tab/><text:tab/><text:tab/>- Python</text:span></text:p>
      <text:p text:style-name="P41">- <text:span text:style-name="T22">C++<text:tab/><text:tab/><text:tab/><text:tab/><text:tab/>- JavaScript<text:tab/><text:tab/><text:tab/>- Ruby</text:span></text:p>
      <text:p text:style-name="P41">- <text:span text:style-name="T59">Elixir<text:tab/><text:tab/><text:tab/><text:tab/><text:tab/>- List / Clojure<text:tab/><text:tab/>- Rust</text:span></text:p>
      <text:p text:style-name="P26"/>
      <text:p text:style-name="P26"/>
      <text:p text:style-name="P23">WORK EXPERIENCE</text:p>
      <text:p text:style-name="P15"/>
      <text:p text:style-name="P31"><text:span text:style-name="T60">Oct</text:span> <text:span text:style-name="T60">2</text:span><text:span text:style-name="T5">nd</text:span> 201<text:span text:style-name="T54">7</text:span> – <text:span text:style-name="T60">present</text:span></text:p>
      <text:p text:style-name="P39">VMware AirWatch</text:p>
      <text:p text:style-name="P34">Senior <text:span text:style-name="T60">MTS -</text:span> <text:span text:style-name="T60">Java</text:span></text:p>
      <text:p text:style-name="P31"/>
      <text:p text:style-name="P14"><text:tab/><text:span text:style-name="T56">Contributed to the d</text:span>evelop<text:span text:style-name="T56">ment of front-end and back-end software for mobile devices and web applications.</text:span></text:p>
      <text:p text:style-name="P14"/>
      <text:p text:style-name="P14"/>
      <text:p text:style-name="P21">Achievements:</text:p>
      <text:p text:style-name="P14"/>
      <text:list xml:id="list275580115" text:style-name="L1">
        <text:list-item>
          <text:p text:style-name="P58">Quickly ramped up on domain and project knowledge</text:p>
        </text:list-item>
        <text:list-item>
          <text:p text:style-name="P60">Wrote several 'Connectors' for interfacing with APIs such as GitHub, GitLab, ServiceNow, etc.</text:p>
        </text:list-item>
        <text:list-item>
          <text:p text:style-name="P60">Reduced a project from about 2100 lines of java code + config <text:span text:style-name="T63">running in</text:span> EC2 to a little under 700 lines of javascript code + config <text:span text:style-name="T63">running in AWS</text:span> Lambda</text:p>
        </text:list-item>
        <text:list-item>
          <text:p text:style-name="P61">Wrote many mock backends and simple test connectors in NodeJS to help developers/QA/management test and to help Sales demo the product</text:p>
        </text:list-item>
      </text:list>
      <text:p text:style-name="P14"/>
      <text:p text:style-name="P14"/>
      <text:p text:style-name="P21">Technologies:</text:p>
      <text:p text:style-name="P14"/>
      <text:p text:style-name="P56">- <text:span text:style-name="T51">JavaScript<text:tab/></text:span><text:tab/><text:tab/>- <text:span text:style-name="T63">RxJava<text:tab/></text:span><text:tab/><text:tab/><text:tab/>- <text:span text:style-name="T63">OAuth2</text:span></text:p>
      <text:p text:style-name="P56">- <text:span text:style-name="T61">NodeJS<text:tab/></text:span><text:tab/><text:tab/>- <text:span text:style-name="T63">Hibernate</text:span><text:tab/><text:tab/><text:tab/><text:tab/>- <text:span text:style-name="T63">JWT</text:span></text:p>
      <text:p text:style-name="P56">- <text:span text:style-name="T63">ExpressJS<text:tab/></text:span><text:tab/><text:tab/>- <text:span text:style-name="T63">JUnit<text:tab/></text:span><text:tab/><text:tab/><text:tab/><text:tab/>- <text:span text:style-name="T63">git</text:span></text:p>
      <text:p text:style-name="P56">- <text:span text:style-name="T63">Mocha<text:tab/><text:tab/><text:tab/></text:span>- <text:span text:style-name="T63">Guava</text:span><text:tab/><text:tab/><text:tab/><text:tab/>- <text:span text:style-name="T63">bash</text:span></text:p>
      <text:p text:style-name="P56">- <text:span text:style-name="T63">Chai<text:tab/></text:span><text:tab/><text:tab/><text:tab/>- <text:span text:style-name="T63">Jackson</text:span><text:tab/><text:tab/><text:tab/><text:tab/>- <text:span text:style-name="T63">curl</text:span></text:p>
      <text:p text:style-name="P56">- <text:span text:style-name="T63">ElectronJS</text:span><text:tab/><text:tab/><text:tab/>- <text:span text:style-name="T63">slf4j<text:tab/><text:tab/><text:tab/><text:tab/><text:tab/>- Postman</text:span></text:p>
      <text:p text:style-name="P56">- <text:span text:style-name="T63">HandlebarsJS<text:tab/><text:tab/>- Maven<text:tab/><text:tab/><text:tab/><text:tab/>- IntelliJ</text:span></text:p>
      <text:p text:style-name="P57">-<text:span text:style-name="T63">Gulp<text:tab/><text:tab/><text:tab/><text:tab/>- HAL<text:tab/><text:tab/><text:tab/><text:tab/><text:tab/>- Sublime Text</text:span></text:p>
      <text:p text:style-name="P56"><text:soft-page-break/>- <text:span text:style-name="T63">Java 8-14<text:tab/><text:tab/><text:tab/>- SQL (PostgreSQL)</text:span></text:p>
      <text:p text:style-name="P56">- <text:span text:style-name="T63">Spring<text:tab/><text:tab/><text:tab/>- NoSQL (Redis)</text:span></text:p>
      <text:p text:style-name="P45"/>
      <text:p text:style-name="P14"/>
      <text:p text:style-name="P21">Soft Skills:</text:p>
      <text:p text:style-name="P14"/>
      <text:p text:style-name="P14">- <text:span text:style-name="T62">AWS<text:tab/><text:tab/><text:tab/><text:tab/>- Confluence<text:tab/><text:tab/><text:tab/>- Github</text:span></text:p>
      <text:p text:style-name="P14">- <text:span text:style-name="T63">Bitbucket<text:tab/><text:tab/><text:tab/>- Jira<text:tab/><text:tab/><text:tab/><text:tab/>- Bamboo</text:span></text:p>
      <text:p text:style-name="P14"/>
      <text:p text:style-name="P14"/>
      <text:p text:style-name="P31"><text:span text:style-name="T54">Feb</text:span> <text:span text:style-name="T54">20</text:span><text:span text:style-name="T1">th</text:span> 201<text:span text:style-name="T54">7</text:span> – <text:span text:style-name="T57">Apr 21</text:span><text:span text:style-name="T4">st</text:span><text:span text:style-name="T57"> 2017</text:span></text:p>
      <text:p text:style-name="P38"><text:span text:style-name="T58">The </text:span>Home Depot</text:p>
      <text:p text:style-name="P33">Senior Java Developer</text:p>
      <text:p text:style-name="P30"/>
      <text:p text:style-name="P13"><text:tab/><text:span text:style-name="T56">Contributed to the d</text:span>evelop<text:span text:style-name="T56">ment of front-end and back-end software for a webapp to manage the products sold in stores.</text:span></text:p>
      <text:p text:style-name="P12"/>
      <text:p text:style-name="P12"/>
      <text:p text:style-name="P20">Achievements:</text:p>
      <text:p text:style-name="P12"/>
      <text:list xml:id="list171216179401228" text:continue-numbering="true" text:style-name="L1">
        <text:list-item>
          <text:p text:style-name="P59">Quickly ramped up on domain and project knowledge</text:p>
        </text:list-item>
      </text:list>
      <text:p text:style-name="P12"/>
      <text:p text:style-name="P12"/>
      <text:p text:style-name="P20">Technologies:</text:p>
      <text:p text:style-name="P12"/>
      <text:p text:style-name="P54">- <text:span text:style-name="T51">Javascript<text:tab/></text:span><text:tab/><text:tab/>- <text:span text:style-name="T55">Spring Web MVC</text:span><text:tab/><text:tab/><text:tab/>- <text:span text:style-name="T55">git</text:span></text:p>
      <text:p text:style-name="P54">- AngularJS <text:span text:style-name="T47">1.5</text:span><text:tab/><text:tab/>- <text:span text:style-name="T55">Spring Data<text:tab/></text:span><text:tab/><text:tab/><text:tab/>- <text:span text:style-name="T55">bash</text:span></text:p>
      <text:p text:style-name="P54">- <text:span text:style-name="T49">Angular Material</text:span><text:tab/><text:tab/>- <text:span text:style-name="T55">Hibernate</text:span><text:tab/><text:tab/><text:tab/><text:tab/>- <text:span text:style-name="T55">curl</text:span></text:p>
      <text:p text:style-name="P55">- <text:span text:style-name="T55">Sass (CSS)<text:tab/><text:tab/><text:tab/></text:span>- <text:span text:style-name="T55">Junit<text:tab/></text:span><text:tab/><text:tab/><text:tab/><text:tab/>- <text:span text:style-name="T55">netcat</text:span></text:p>
      <text:p text:style-name="P55">- <text:span text:style-name="T55">JasmineJS</text:span><text:tab/><text:tab/><text:tab/>- <text:span text:style-name="T55">Guava</text:span><text:tab/><text:tab/><text:tab/><text:tab/>- <text:span text:style-name="T55">Postman</text:span></text:p>
      <text:p text:style-name="P55">- <text:span text:style-name="T55">Protractor</text:span><text:tab/><text:tab/><text:tab/>- <text:span text:style-name="T48">Jackson<text:tab/></text:span><text:tab/><text:tab/><text:tab/>- <text:span text:style-name="T55">Newman</text:span></text:p>
      <text:p text:style-name="P55">- <text:span text:style-name="T55">NodeJS</text:span><text:tab/><text:tab/><text:tab/>- <text:span text:style-name="T55">slf4j<text:tab/><text:tab/></text:span><text:tab/><text:tab/><text:tab/>- <text:span text:style-name="T55">IntelliJ</text:span></text:p>
      <text:p text:style-name="P55">- <text:span text:style-name="T55">Gulp<text:tab/></text:span><text:tab/><text:tab/><text:tab/>- <text:span text:style-name="T55">Gradle</text:span><text:tab/><text:tab/><text:tab/><text:tab/>- <text:span text:style-name="T55">Sublime Text</text:span></text:p>
      <text:p text:style-name="P54">- <text:span text:style-name="T55">Java 1.8<text:tab/><text:tab/></text:span><text:tab/>- <text:span text:style-name="T55">Mybatis</text:span></text:p>
      <text:p text:style-name="P54">- <text:span text:style-name="T55">Spring Boot</text:span><text:tab/><text:tab/><text:tab/>- <text:span text:style-name="T55">SQL (MySQL)</text:span></text:p>
      <text:p text:style-name="P44"/>
      <text:p text:style-name="P12"/>
      <text:p text:style-name="P20">Soft Skills:</text:p>
      <text:p text:style-name="P12"/>
      <text:p text:style-name="P12">- <text:span text:style-name="T54">Pivotal Cloud Foundry<text:tab/>- Pivotal Tracker<text:tab/><text:tab/><text:tab/>- Github</text:span></text:p>
      <text:p text:style-name="P12">- <text:span text:style-name="T43">Jenkins</text:span></text:p>
      <text:p text:style-name="P12"/>
      <text:p text:style-name="P12"/>
      <text:p text:style-name="P30"><text:span text:style-name="T27">May</text:span> <text:span text:style-name="T27">12</text:span><text:span text:style-name="T1">th</text:span> 201<text:span text:style-name="T28">4</text:span> – <text:span text:style-name="T54">February 17</text:span><text:span text:style-name="T3">th</text:span><text:span text:style-name="T54"> 2017</text:span></text:p>
      <text:p text:style-name="P37">G<text:span text:style-name="T46">eorgia Tech Research Institute</text:span></text:p>
      <text:p text:style-name="P32">Research Scientist</text:p>
      <text:p text:style-name="P30"/>
      <text:p text:style-name="P12"><text:tab/>D<text:span text:style-name="T44">esigned and d</text:span>eveloped <text:span text:style-name="T27">front-end and back-end software for webapps mimicking google's services (mail, drive, etc.) but focusing on security.</text:span></text:p>
      <text:p text:style-name="P12"><text:soft-page-break/></text:p>
      <text:p text:style-name="P12"/>
      <text:p text:style-name="P20">Achievements:</text:p>
      <text:p text:style-name="P12"/>
      <text:list xml:id="list171217200675197" text:continue-numbering="true" text:style-name="L1">
        <text:list-item>
          <text:p text:style-name="P62"><text:span text:style-name="T45">Met </text:span>aggressive deadline<text:span text:style-name="T30">s on a very late project</text:span></text:p>
        </text:list-item>
        <text:list-item>
          <text:p text:style-name="P63">Created the first unit tests for that project</text:p>
        </text:list-item>
        <text:list-item>
          <text:p text:style-name="P63">Researched and implemented significant parts of an SMTP &amp; IMAP server for a proof of concept in under a month</text:p>
        </text:list-item>
      </text:list>
      <text:p text:style-name="P12"/>
      <text:p text:style-name="P12"/>
      <text:p text:style-name="P20">Technologies:</text:p>
      <text:p text:style-name="P12"/>
      <text:p text:style-name="P54">- <text:span text:style-name="T51">Javascript<text:tab/></text:span><text:tab/><text:tab/>- <text:span text:style-name="T52">SELinux</text:span><text:tab/><text:tab/><text:tab/><text:tab/>- <text:span text:style-name="T48">PL/SQL</text:span></text:p>
      <text:p text:style-name="P54">- AngularJS 1.2-<text:span text:style-name="T47">1.5</text:span><text:tab/><text:tab/>- <text:span text:style-name="T52">TypeSafe Config</text:span><text:tab/><text:tab/><text:tab/>- <text:span text:style-name="T52">git</text:span></text:p>
      <text:p text:style-name="P54">- <text:span text:style-name="T49">Angular Material</text:span><text:tab/><text:tab/>- <text:span text:style-name="T49">Guava</text:span><text:tab/><text:tab/><text:tab/><text:tab/>- <text:span text:style-name="T52">NodeJS</text:span></text:p>
      <text:p text:style-name="P54">- UI Bootstap<text:tab/><text:tab/><text:tab/>- Guice<text:tab/><text:tab/><text:tab/><text:tab/>- <text:span text:style-name="T52">SMTP</text:span></text:p>
      <text:p text:style-name="P54">- LESS (CSS)<text:tab/><text:tab/><text:tab/>- Jackson<text:tab/><text:tab/><text:tab/><text:tab/>- <text:span text:style-name="T52">IMAP</text:span></text:p>
      <text:p text:style-name="P54">- RequireJS<text:tab/><text:tab/><text:tab/>- <text:span text:style-name="T48">JAX-RS (</text:span>Jersey<text:span text:style-name="T48">)</text:span><text:tab/><text:tab/><text:tab/>- <text:span text:style-name="T52">WireShark</text:span></text:p>
      <text:p text:style-name="P54">- Java 1.7<text:tab/><text:tab/><text:tab/>- Spring Web MVC<text:tab/><text:tab/><text:tab/>- <text:span text:style-name="T52">iptables</text:span></text:p>
      <text:p text:style-name="P54">- <text:span text:style-name="T51">JEE<text:tab/><text:tab/><text:tab/></text:span><text:tab/>- REST<text:tab/><text:tab/><text:tab/><text:tab/>- bash</text:p>
      <text:p text:style-name="P54">- Junit<text:tab/><text:tab/><text:tab/><text:tab/>- JSON<text:tab/><text:tab/><text:tab/><text:tab/>- curl</text:p>
      <text:p text:style-name="P54">- TestNG<text:tab/><text:tab/><text:tab/>- slf4j<text:tab/><text:tab/><text:tab/><text:tab/><text:tab/>- telnet</text:p>
      <text:p text:style-name="P54">- Groovy<text:tab/><text:tab/><text:tab/>- Tuckey UrlRewriteFilter<text:tab/><text:tab/>- <text:span text:style-name="T48">netcat</text:span></text:p>
      <text:p text:style-name="P54">- Spock<text:tab/><text:tab/><text:tab/>- JasmineJS<text:tab/><text:tab/><text:tab/><text:tab/>- Jmeter</text:p>
      <text:p text:style-name="P54">- Gradle<text:tab/><text:tab/><text:tab/>- Metrics <text:span text:style-name="T51">(Dropwizard)</text:span><text:tab/><text:tab/>- IntelliJ</text:p>
      <text:p text:style-name="P54">- <text:span text:style-name="T51">Gulp<text:tab/></text:span><text:tab/><text:tab/><text:tab/>- <text:span text:style-name="T51">AMQP (Apache Qpid)<text:tab/></text:span><text:tab/>- Sublime Text</text:p>
      <text:p text:style-name="P54">- <text:span text:style-name="T51">Maven<text:tab/></text:span><text:tab/><text:tab/>- <text:span text:style-name="T52">SQL (Oracle)<text:tab/></text:span><text:tab/><text:tab/>- <text:span text:style-name="T48">RHEL</text:span></text:p>
      <text:p text:style-name="P44"/>
      <text:p text:style-name="P12"/>
      <text:p text:style-name="P20">Soft Skills:</text:p>
      <text:p text:style-name="P12"/>
      <text:p text:style-name="P12">- <text:span text:style-name="T29">JIRA<text:tab/><text:tab/><text:tab/><text:tab/>- Stash/BitBucket<text:tab/><text:tab/><text:tab/>- Confluence</text:span></text:p>
      <text:p text:style-name="P12">- <text:span text:style-name="T43">Jenkins<text:tab/><text:tab/><text:tab/>- Bamboo</text:span></text:p>
      <text:p text:style-name="P12"/>
      <text:p text:style-name="P12"/>
      <text:p text:style-name="P30"><text:span text:style-name="T10">February</text:span> 4<text:span text:style-name="T1">th</text:span> 201<text:span text:style-name="T10">3</text:span> - <text:span text:style-name="T27">May 9</text:span><text:span text:style-name="T2">th</text:span><text:span text:style-name="T27"> 2014</text:span></text:p>
      <text:p text:style-name="P36">Ericsson</text:p>
      <text:p text:style-name="P28">Senior Software Engineer</text:p>
      <text:p text:style-name="P28"/>
      <text:p text:style-name="P6"><text:tab/>Developed <text:span text:style-name="T11">back-end software that supports many aspects of Video On Demand. <text:s/>This included rentals, bookmarks, setup and teardown of HTTP / RTSP / DSMCC sessions, generating URLs for CDNs, applying concurrency restrictions, authenticating requests, saving statistics, and issuing alerts</text:span>.</text:p>
      <text:p text:style-name="P6"/>
      <text:p text:style-name="P6"/>
      <text:p text:style-name="P18">Achievements:</text:p>
      <text:p text:style-name="P6"/>
      <text:list xml:id="list171217287611258" text:continue-numbering="true" text:style-name="L1">
        <text:list-item>
          <text:p text:style-name="P64"><text:span text:style-name="T42">Created s</text:span>cripts and w<text:span text:style-name="T40">iki pages</text:span> for consistent dev deployment steps</text:p>
        </text:list-item>
        <text:list-item>
          <text:p text:style-name="P65"><text:span text:style-name="T42">Created the first automated smoke/i</text:span>ntegration tests</text:p>
        </text:list-item>
        <text:list-item>
          <text:p text:style-name="P64">Helped build tools for QA to <text:span text:style-name="T41">leverage when writing</text:span> automate<text:span text:style-name="T41">d</text:span> tests (sdk wrapper for auth <text:soft-page-break/>testing, tweaked the RTSP <text:span text:style-name="T41">Jmeter </text:span>plugin, created a CDN simulator, <text:span text:style-name="T25">created a DSMCC Jmeter plugin</text:span>)</text:p>
        </text:list-item>
        <text:list-item>
          <text:p text:style-name="P65"><text:span text:style-name="T12">Fixed the </text:span>CI <text:span text:style-name="T42">configuration</text:span> (<text:span text:style-name="T12">adjusted when nightly builds ran, turned on unit test running</text:span>)</text:p>
        </text:list-item>
        <text:list-item>
          <text:p text:style-name="P70">Cleaned up <text:span text:style-name="T26">code in various</text:span> modules</text:p>
        </text:list-item>
      </text:list>
      <text:p text:style-name="P6"/>
      <text:p text:style-name="P6"/>
      <text:p text:style-name="P18">Technologies:</text:p>
      <text:p text:style-name="P6"/>
      <text:p text:style-name="P6">- <text:span text:style-name="T13">Erlang R15 &amp; R16<text:tab/><text:tab/><text:tab/>- JSON<text:tab/><text:tab/><text:tab/>- Mongoid 2</text:span></text:p>
      <text:p text:style-name="P42">- <text:span text:style-name="T39">Rebar</text:span><text:tab/><text:tab/><text:tab/><text:tab/>- <text:span text:style-name="T39">NoSQL (MongoDB)</text:span><text:tab/>- <text:span text:style-name="T39">git</text:span></text:p>
      <text:p text:style-name="P43">- <text:span text:style-name="T39">MochiWeb</text:span><text:tab/><text:tab/><text:tab/><text:tab/><text:span text:style-name="T19">- AMQP (RabbitMQ)<text:tab/><text:tab/></text:span>- <text:span text:style-name="T39">bash</text:span></text:p>
      <text:p text:style-name="P42">- <text:span text:style-name="T39">Cowboy<text:tab/><text:tab/><text:tab/><text:tab/></text:span>- <text:span text:style-name="T39">Ruby 1.9</text:span><text:tab/><text:tab/><text:tab/>- <text:span text:style-name="T39">yum</text:span></text:p>
      <text:p text:style-name="P42">- <text:span text:style-name="T39">WebMachine</text:span><text:tab/><text:tab/><text:tab/><text:tab/><text:span text:style-name="T19">- Ruby on Rails 3.2<text:tab/><text:tab/></text:span>- <text:span text:style-name="T39">Jenkins</text:span></text:p>
      <text:p text:style-name="P48">- <text:span text:style-name="T39">Meck</text:span><text:tab/><text:tab/><text:tab/><text:tab/><text:tab/>- <text:span text:style-name="T39">RVM</text:span><text:tab/><text:tab/><text:tab/><text:tab/>- <text:span text:style-name="T39">curl</text:span></text:p>
      <text:p text:style-name="P42">- <text:span text:style-name="T39">Emongo</text:span><text:tab/><text:tab/><text:tab/><text:tab/>- <text:span text:style-name="T39">Bundler</text:span><text:tab/><text:tab/><text:tab/>- <text:span text:style-name="T39">Jmeter</text:span></text:p>
      <text:p text:style-name="P6">- <text:span text:style-name="T39">REST<text:tab/><text:tab/><text:tab/><text:tab/>- Rake<text:tab/><text:tab/><text:tab/><text:tab/>- Java 1.7</text:span></text:p>
      <text:p text:style-name="P42">- <text:span text:style-name="T39">RTSP</text:span><text:tab/><text:tab/><text:tab/><text:tab/><text:tab/>- <text:span text:style-name="T39">Rspec</text:span><text:tab/><text:tab/><text:tab/>- <text:span text:style-name="T39">Sublime Text</text:span></text:p>
      <text:p text:style-name="P42">- <text:span text:style-name="T39">DSMCC<text:tab/><text:tab/><text:tab/><text:tab/>- Decent Exposure<text:tab/><text:tab/>- Eclipse</text:span></text:p>
      <text:p text:style-name="P42"/>
      <text:p text:style-name="P6"/>
      <text:p text:style-name="P18">Soft Skills:</text:p>
      <text:p text:style-name="P6"/>
      <text:p text:style-name="P6">- <text:span text:style-name="T13">Gitorious<text:tab/><text:tab/><text:tab/><text:tab/>- GitHub<text:tab/><text:tab/><text:tab/>- VersionOne</text:span></text:p>
      <text:p text:style-name="P28"/>
      <text:p text:style-name="P28">September 4<text:span text:style-name="T1">th</text:span> 2012 - January 18<text:span text:style-name="T1">th</text:span> 2013</text:p>
      <text:p text:style-name="P35">Altisource</text:p>
      <text:p text:style-name="P27">Senior Software Engineer</text:p>
      <text:p text:style-name="P27"/>
      <text:p text:style-name="P1"><text:tab/>Developed software involved in migrating backlog data and synchronizing live updates of that data from a legacy database to the new products' MySQL database.</text:p>
      <text:p text:style-name="P1"/>
      <text:p text:style-name="P1"/>
      <text:p text:style-name="P16">Achievements:</text:p>
      <text:p text:style-name="P4"/>
      <text:list xml:id="list171216825770806" text:continue-numbering="true" text:style-name="L1">
        <text:list-item>
          <text:p text:style-name="P66">Added the first true unit tests</text:p>
        </text:list-item>
        <text:list-item>
          <text:p text:style-name="P67">Cleaned up integration tests</text:p>
        </text:list-item>
        <text:list-item>
          <text:p text:style-name="P66">Optimized and cleaned up the build</text:p>
        </text:list-item>
        <text:list-item>
          <text:p text:style-name="P66"><text:span text:style-name="T37">Prepared</text:span> the project for CI (Bamboo)</text:p>
        </text:list-item>
        <text:list-item>
          <text:p text:style-name="P66">Corrected anti-patterns throughout the project (and a few bugs)</text:p>
        </text:list-item>
        <text:list-item>
          <text:p text:style-name="P66">Cleaned up tons of compiler warnings</text:p>
        </text:list-item>
        <text:list-item>
          <text:p text:style-name="P66">Changed the process of developers running locally (and running integration tests) against a shared database to everyone running <text:span text:style-name="T38">against </text:span>their own local instance of MySQL</text:p>
        </text:list-item>
      </text:list>
      <text:p text:style-name="P1"/>
      <text:p text:style-name="P1"/>
      <text:p text:style-name="P15">Technologies:</text:p>
      <text:p text:style-name="P1"/>
      <text:p text:style-name="P1">- Java 1.7<text:tab/><text:tab/><text:tab/><text:tab/>- <text:span text:style-name="T36">Groovy</text:span><text:tab/><text:tab/><text:tab/><text:tab/>- <text:span text:style-name="T36">rpm</text:span></text:p>
      <text:p text:style-name="P1">- <text:span text:style-name="T36">Mockito</text:span><text:tab/><text:tab/><text:tab/><text:tab/>- <text:span text:style-name="T36">JSON</text:span><text:tab/><text:tab/><text:tab/><text:tab/>- <text:span text:style-name="T36">Chef</text:span></text:p>
      <text:p text:style-name="P10">- <text:span text:style-name="T36">Mybatis</text:span><text:tab/><text:tab/><text:tab/><text:tab/>- Maven 3<text:tab/><text:tab/><text:tab/><text:tab/>- AMQP <text:span text:style-name="T36">(</text:span>RabbitMQ<text:span text:style-name="T36">)</text:span></text:p>
      <text:p text:style-name="P11"><text:soft-page-break/>- <text:span text:style-name="T36">Spring Integration</text:span><text:tab/><text:tab/><text:tab/>- <text:span text:style-name="T36">SQL (MySQL)</text:span><text:tab/><text:tab/><text:tab/>-<text:span text:style-name="T36"> Metrics (Yammer)</text:span></text:p>
      <text:p text:style-name="P4">- <text:span text:style-name="T36">Spring REST Client</text:span><text:tab/><text:tab/><text:tab/>- <text:span text:style-name="T36">git<text:tab/><text:tab/><text:tab/><text:tab/><text:tab/>- Eclipse</text:span></text:p>
      <text:p text:style-name="P4"/>
      <text:p text:style-name="P4"/>
      <text:p text:style-name="P16">Soft Skills:</text:p>
      <text:p text:style-name="P1"/>
      <text:p text:style-name="P1">- Bamboo<text:tab/><text:tab/><text:tab/><text:tab/>- Fisheye<text:tab/><text:tab/><text:tab/><text:tab/>- Confluence</text:p>
      <text:p text:style-name="P1">- J<text:span text:style-name="T35">IRA</text:span></text:p>
      <text:p text:style-name="P1"/>
      <text:p text:style-name="P1"/>
      <text:p text:style-name="P27">February 12<text:span text:style-name="T1">th</text:span> 2008 - August 31<text:span text:style-name="T1">st</text:span> 2012</text:p>
      <text:p text:style-name="P35">M<text:span text:style-name="T14">M</text:span>odal <text:span text:style-name="T9">(formerly</text:span> MedQuist<text:span text:style-name="T9">)</text:span></text:p>
      <text:p text:style-name="P27">Software Architect</text:p>
      <text:p text:style-name="P27"/>
      <text:p text:style-name="P1"><text:tab/>Architected, designed, and developed software for medical transcription services. Used various </text:p>
      <text:p text:style-name="P1">technologies including EJB, Hibernate, Spring, etc.</text:p>
      <text:p text:style-name="P1"/>
      <text:p text:style-name="P1"/>
      <text:p text:style-name="P15">Achievements:</text:p>
      <text:p text:style-name="P1"/>
      <text:list xml:id="list339086951" text:style-name="L2">
        <text:list-item>
          <text:p text:style-name="P68">Set up Splunk to index logs and email alerts for errors in dev, QA, and PT</text:p>
        </text:list-item>
        <text:list-item>
          <text:p text:style-name="P68">Refactored many pieces of legacy JDBC and stored procedure code to use Spring JdbcTemplate and JPA Entities</text:p>
        </text:list-item>
        <text:list-item>
          <text:p text:style-name="P68"><text:span text:style-name="T34">Ported over</text:span> a series of DB scripts to create a schema from scratch <text:span text:style-name="T34">from 1 project to another </text:span>so I could have a repeatable fresh environment separate from our shared dev environment (there was only the shared dev environment to test on for this project) </text:p>
        </text:list-item>
        <text:list-item>
          <text:p text:style-name="P68">With Talend Open Studio, I took a month to rewrite an archive and purge solution that took one of our DBAs a year to develop in PL/SQL (and didn't solve all of the requirements)</text:p>
        </text:list-item>
      </text:list>
      <text:p text:style-name="P1"/>
      <text:p text:style-name="P1"/>
      <text:p text:style-name="P15">Technologies:</text:p>
      <text:p text:style-name="P1"/>
      <text:p text:style-name="P51">- Java 1.5 &amp; 1.6<text:tab/><text:tab/>- JDBC<text:tab/><text:tab/><text:tab/>- Bash Scripting</text:p>
      <text:p text:style-name="P51">- Maven 2<text:tab/><text:tab/><text:tab/>- Selenium<text:tab/><text:tab/><text:tab/>- EJB3 (JTA, Stateless Session, MDBs,</text:p>
      <text:p text:style-name="P51">- JMS<text:tab/><text:tab/><text:tab/><text:tab/>- Talend Open Studio<text:tab/><text:tab/>Interceptors)</text:p>
      <text:p text:style-name="P51">- Apache Struts1<text:tab/><text:tab/>- slf4j<text:tab/><text:tab/><text:tab/><text:tab/>- Splunk 3 &amp; 4</text:p>
      <text:p text:style-name="P51">- PMD<text:tab/><text:tab/><text:tab/><text:tab/>- Logging (JDK Logger)<text:tab/>- Batch Scripting</text:p>
      <text:p text:style-name="P51">- JBoss 4.0.5, 4.2, 4.3, &amp; 5.1<text:tab/>- SoapUI<text:tab/><text:tab/><text:tab/>- J2EE (JSP, Custom Taglibs, Servlets)</text:p>
      <text:p text:style-name="P51">- Tiles<text:tab/><text:tab/><text:tab/><text:tab/>- JProfiler<text:tab/><text:tab/><text:tab/>- XML (DOM, XSLT, Xpath, Xquery)</text:p>
      <text:p text:style-name="P52">- Cobertura<text:tab/><text:tab/><text:tab/>- Jaxb<text:tab/><text:tab/><text:tab/><text:tab/>- OSB (Oracle Service Bus - Oracle's ESB)</text:p>
      <text:p text:style-name="P53">- JMX MBeans<text:tab/><text:tab/>- AspectJ<text:tab/><text:tab/><text:tab/>- Python/IronPython/Jython</text:p>
      <text:p text:style-name="P51">- Java<text:span text:style-name="T53">s</text:span>cript<text:tab/><text:tab/><text:tab/>- Oracle Coherence (as a 2nd<text:tab/></text:p>
      <text:p text:style-name="P51">- JUnit 3 &amp; 4<text:tab/><text:tab/><text:tab/>level cache for Hibernate)<text:tab/>- Spring Framework (core, tx, ws, jdbc,</text:p>
      <text:p text:style-name="P51">- PL/SQL<text:tab/><text:tab/><text:tab/>- Groovy<text:tab/><text:tab/><text:tab/>webmvc)</text:p>
      <text:p text:style-name="P51">- <text:span text:style-name="T53">JPA (</text:span>Hibernate<text:span text:style-name="T53">)</text:span><text:tab/><text:tab/>- Velocity Templates<text:tab/><text:tab/>- C# (consumed our webservices by</text:p>
      <text:p text:style-name="P51">- EasyMock<text:tab/><text:tab/><text:tab/>- EJB2 (Stateless Session)<text:tab/>writing test apps in C#)</text:p>
      <text:p text:style-name="P51">- SQL (Oracle)<text:tab/><text:tab/>- sed/awk<text:tab/><text:tab/><text:tab/>- Eclipse</text:p>
      <text:p text:style-name="P1"/>
      <text:p text:style-name="P1"/>
      <text:p text:style-name="P27"><text:soft-page-break/>August 1<text:span text:style-name="T1">st</text:span> 2007 - February 1<text:span text:style-name="T15">1</text:span><text:span text:style-name="T1">th</text:span> 2008</text:p>
      <text:p text:style-name="P35">Guru Software Services</text:p>
      <text:p text:style-name="P27">Software Engineer – Lead Developer</text:p>
      <text:p text:style-name="P27"/>
      <text:p text:style-name="P1"><text:tab/>I was the <text:span text:style-name="T18">L</text:span>ead <text:span text:style-name="T18">D</text:span>eveloper in the U.S. I interfaced with customers and managed an outsource team in India. I primarily developed in J2EE technologies with Eclipse. I used Spring Framework for </text:p>
      <text:p text:style-name="P1">dependency injection, Apache Commons for logging, and Hibernate for Object-Relational Mapping. I </text:p>
      <text:p text:style-name="P1">created and maintained webapps with JSP that were tested in Apache Tomcat and wrote the Ant build </text:p>
      <text:p text:style-name="P1">files for deployment (in both Windows and Linux environment). I also researched the control of scanners with JTwain and the re-writing of a TWAIN wrapper for Java.</text:p>
      <text:p text:style-name="P1"/>
      <text:p text:style-name="P15">Responsibilities:</text:p>
      <text:p text:style-name="P1"/>
      <text:list xml:id="list3964782542" text:style-name="L3">
        <text:list-item>
          <text:p text:style-name="P69">Gather requirements from customer and fine tuned these requirements in daily/weekly meetings</text:p>
        </text:list-item>
        <text:list-item>
          <text:p text:style-name="P69">Design interfaces and create associated documentation (screen shots &amp; storyboards)</text:p>
        </text:list-item>
        <text:list-item>
          <text:p text:style-name="P69">Oversee the functionality &amp; development of the user interface</text:p>
        </text:list-item>
        <text:list-item>
          <text:p text:style-name="P69">Design the implementation and create the design documents (UML)</text:p>
        </text:list-item>
        <text:list-item>
          <text:p text:style-name="P69"><text:span text:style-name="T33">Estimate</text:span> the initial time bids for projects</text:p>
        </text:list-item>
        <text:list-item>
          <text:p text:style-name="P69"><text:span text:style-name="T33">C</text:span>ommunicat<text:span text:style-name="T33">e</text:span> the requirements to the outsource team in India</text:p>
        </text:list-item>
        <text:list-item>
          <text:p text:style-name="P69"><text:span text:style-name="T33">C</text:span>ode review (and intervene when problems arise)</text:p>
        </text:list-item>
        <text:list-item>
          <text:p text:style-name="P69">Q/A test in both Windows and Linux environment<text:span text:style-name="T33">s</text:span></text:p>
        </text:list-item>
        <text:list-item>
          <text:p text:style-name="P69"><text:span text:style-name="T33">C</text:span>ustomer acceptance test and <text:span text:style-name="T33">make </text:span>any modifications to the project</text:p>
        </text:list-item>
      </text:list>
      <text:p text:style-name="P1"/>
      <text:p text:style-name="P1"/>
      <text:p text:style-name="P15">Technologies:</text:p>
      <text:p text:style-name="P1"/>
      <text:p text:style-name="P1">- <text:span text:style-name="T16">Java 1.4<text:tab/><text:tab/><text:tab/><text:tab/>- Spring Framework<text:tab/><text:tab/>- Apache Tomcat</text:span></text:p>
      <text:p text:style-name="P1">- J2EE<text:tab/><text:tab/><text:tab/><text:tab/><text:tab/>- Apache <text:span text:style-name="T32">Ant</text:span><text:tab/><text:tab/><text:tab/>- <text:span text:style-name="T32">HTML</text:span></text:p>
      <text:p text:style-name="P1">- <text:span text:style-name="T32">Commons Logging (log4j)<text:tab/></text:span><text:tab/>- <text:span text:style-name="T32">JNI</text:span><text:tab/><text:tab/><text:tab/><text:tab/>- <text:span text:style-name="T32">CSS</text:span></text:p>
      <text:p text:style-name="P1">- <text:span text:style-name="T32">Jtwain/TWAIN</text:span><text:tab/><text:tab/><text:tab/>- <text:span text:style-name="T32">Hibernate</text:span><text:tab/><text:tab/><text:tab/>- <text:span text:style-name="T32">JSP</text:span></text:p>
      <text:p text:style-name="P1"/>
      <text:p text:style-name="P1"/>
      <text:p text:style-name="P29">May 21<text:span text:style-name="T1">st</text:span> 2007 - <text:span text:style-name="T17">July</text:span> <text:span text:style-name="T17">3</text:span>1<text:span text:style-name="T1">st</text:span> 2007</text:p>
      <text:p text:style-name="P29"><text:span text:style-name="T8">Guru Software Services</text:span> (via Georgia Tech)</text:p>
      <text:p text:style-name="P29">Software Engineer – Team Lead</text:p>
      <text:p text:style-name="P29"/>
      <text:p text:style-name="P7"><text:tab/>I was the Team <text:span text:style-name="T18">L</text:span>ead in the development of the Rates Management Module of the Logi-soft </text:p>
      <text:p text:style-name="P7">software. We created a JSP webapp for managing shipping rates and calculating estimates for trucking </text:p>
      <text:p text:style-name="P7">costs. We used Hibernate for ORM and tested in Tomcat. In addition to developing the JSP pages and </text:p>
      <text:p text:style-name="P7">Hibernate code, I personally setup and managed a CVS repository as well as wrote the Ant build file and handled the deployment and delivery of the module to Guru Software Services.</text:p>
      <text:p text:style-name="P7"/>
      <text:p text:style-name="P7"/>
      <text:p text:style-name="P19">Technologies:</text:p>
      <text:p text:style-name="P7"/>
      <text:p text:style-name="P7">- <text:span text:style-name="T31">Java 1.4<text:tab/><text:tab/><text:tab/><text:tab/>- Hibernate<text:tab/><text:tab/><text:tab/>- CSS</text:span></text:p>
      <text:p text:style-name="P7">- J2EE<text:tab/><text:tab/><text:tab/><text:tab/><text:tab/>- Apache Tomcat<text:tab/><text:tab/>- JSP</text:p>
      <text:p text:style-name="P7">- Apache Ant<text:tab/><text:tab/><text:tab/><text:tab/>- <text:span text:style-name="T31">HTML</text:span></text:p>
      <text:p text:style-name="P8"/>
      <text:p text:style-name="P7"><text:soft-page-break/></text:p>
      <text:p text:style-name="P24">HOBBIES</text:p>
      <text:p text:style-name="P1"/>
      <text:p text:style-name="P1"><text:tab/>Al<text:span text:style-name="T7">most al</text:span>l of my hobbies are centered around computers and technology. If the Zombie Apocalypse ever comes, I'm in trouble.</text:p>
      <text:p text:style-name="P1"/>
      <text:p text:style-name="P49">- JavaScript<text:tab/><text:tab/><text:tab/><text:tab/>- Clojure<text:tab/><text:tab/><text:tab/>- ANTLR</text:p>
      <text:p text:style-name="P49">- KnockoutJS<text:tab/><text:tab/><text:tab/><text:tab/>- YAWS<text:tab/><text:tab/><text:tab/>- Lex &amp; Yacc</text:p>
      <text:p text:style-name="P50">- NodeJS (Express, Mongoose)<text:tab/>- C<text:tab/><text:tab/><text:tab/><text:tab/>- Debian</text:p>
      <text:p text:style-name="P49">- <text:span text:style-name="T50">Python<text:tab/><text:tab/><text:tab/></text:span><text:tab/>- C++<text:tab/><text:tab/><text:tab/><text:tab/>- FreeBSD</text:p>
      <text:p text:style-name="P49">- Groovy<text:tab/><text:tab/><text:tab/><text:tab/>- Qt<text:tab/><text:tab/><text:tab/><text:tab/>- Lua</text:p>
      <text:p text:style-name="P49">- Grails<text:tab/><text:tab/><text:tab/><text:tab/>- GTK+<text:tab/><text:tab/><text:tab/>- WebRTC</text:p>
      <text:p text:style-name="P49">- <text:span text:style-name="T50">Raspberry Pi</text:span><text:tab/><text:tab/><text:tab/><text:tab/>- Arduino<text:tab/><text:tab/><text:tab/>- HTML5 (Canvas, LocalStorage,</text:p>
      <text:p text:style-name="P49">- Perl<text:tab/><text:tab/><text:tab/><text:tab/><text:tab/>- Objective-C<text:tab/><text:tab/><text:tab/>WebSocket, WebWorker)</text:p>
      <text:p text:style-name="P49">- Ruby<text:tab/><text:tab/><text:tab/><text:tab/><text:tab/>- Smalltalk<text:tab/><text:tab/><text:tab/>- Elixir</text:p>
      <text:p text:style-name="P49">- Rails<text:tab/><text:tab/><text:tab/><text:tab/><text:tab/>- MongoDB<text:tab/><text:tab/><text:tab/>- Homebrewing (beer, mead, cider)</text:p>
      <text:p text:style-name="P9"/>
      <text:p text:style-name="P1"/>
      <text:p text:style-name="P22">EDUCATION</text:p>
      <text:p text:style-name="P1"/>
      <text:p text:style-name="P27">B.S. in Computer Science</text:p>
      <text:p text:style-name="P35">Georgia Institute of Technology</text:p>
      <text:p text:style-name="P27">Graduated: December 2007</text:p>
      <text:p text:style-name="P27">GPA: 3.05</text:p>
      <text:p text:style-name="P27">Major GPA: 3.44</text:p>
      <text:p text:style-name="P27"/>
      <text:p text:style-name="P1"/>
      <text:p text:style-name="P22">REFERENCES</text:p>
      <text:p text:style-name="P1"/>
      <text:p text:style-name="P1">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21H14M17S</meta:editing-duration>
    <meta:editing-cycles>149</meta:editing-cycles>
    <meta:generator>LibreOffice/6.0.7.3$Linux_X86_64 LibreOffice_project/00m0$Build-3</meta:generator>
    <dc:date>2020-11-20T17:12:15.508306430</dc:date>
    <meta:print-date>2014-09-28T23:55:10.308000000</meta:print-date>
    <meta:document-statistic meta:table-count="0" meta:image-count="0" meta:object-count="0" meta:page-count="7" meta:paragraph-count="204" meta:word-count="1650" meta:character-count="9752" meta:non-whitespace-character-count="7890"/>
    <meta:user-defined meta:name="Info 1"/>
    <meta:user-defined meta:name="Info 2"/>
    <meta:user-defined meta:name="Info 3"/>
    <meta:user-defined meta:name="Info 4"/>
  </office:meta>
</office:document-meta>
</file>